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17.21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ce113"/>
        <table:table-column table:style-name="co9" table:number-columns-repeated="2" table:default-cell-style-name="ce113"/>
        <table:table-column table:style-name="co8" table:number-columns-repeated="2" table:default-cell-style-name="ce113"/>
        <table:table-column table:style-name="co10" table:default-cell-style-name="ce113"/>
        <table:table-column table:style-name="co8" table:default-cell-style-name="ce113"/>
        <table:table-column table:style-name="co9" table:default-cell-style-name="ce11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8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109" office:value-type="string" calcext:value-type="string">
            <text:p>Diameter</text:p>
            <text:p>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85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</text:p>
          </table:table-cell>
          <table:table-cell table:style-name="ce46"/>
          <table:table-cell table:style-name="ce50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m</text:p>
          </table:table-cell>
          <table:table-cell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85"/>
        </table:table-row>
        <table:table-row table:style-name="ro3">
          <table:table-cell table:style-name="ce47" office:value-type="string" calcext:value-type="string">
            <text:p>Layered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3]+[.F3]" office:value-type="float" office:value="40" calcext:value-type="float">
            <text:p>40</text:p>
          </table:table-cell>
          <table:table-cell table:style-name="ce54" table:formula="of:=[.F3]" office:value-type="float" office:value="30" calcext:value-type="float">
            <text:p>3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3]*[.AD3]" office:value-type="float" office:value="5.02056478468705" calcext:value-type="float">
            <text:p>5.02</text:p>
          </table:table-cell>
          <table:table-cell table:style-name="ce54" table:formula="of:=ROUNDUP([.L3]/[.O3];0)" office:value-type="float" office:value="100" calcext:value-type="float">
            <text:p>100</text:p>
          </table:table-cell>
          <table:table-cell table:style-name="ce69" table:formula="of:=[.O3]/10" office:value-type="float" office:value="0.502056478468705" calcext:value-type="float">
            <text:p>0.50</text:p>
          </table:table-cell>
          <table:table-cell table:style-name="ce54" table:formula="of:=ROUNDUP([.J3]/[.Q3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3]+[.S3]&lt;[.L3];[.AB3]+[.S3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3]+[.U3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3]/CONVERT(1000;&quot;ft&quot;;&quot;m&quot;)/([.V3]-[.T3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3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3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3]/(PI()*[.AC3]*([.Z3]-[.AA3])))/86400" office:value-type="float" office:value="0.000627570598085881" calcext:value-type="float">
            <text:p>6.28E-04</text:p>
          </table:table-cell>
          <table:table-cell table:style-name="ce54" table:formula="of:=AVERAGE([.AA3];[.Z3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3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Layered_Public_2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4]+[.F4]" office:value-type="float" office:value="40" calcext:value-type="float">
            <text:p>40</text:p>
          </table:table-cell>
          <table:table-cell table:style-name="ce54" table:formula="of:=[.F4]" office:value-type="float" office:value="10" calcext:value-type="float">
            <text:p>1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4]*[.AD4]" office:value-type="float" office:value="5.02056478468705" calcext:value-type="float">
            <text:p>5.02</text:p>
          </table:table-cell>
          <table:table-cell table:style-name="ce54" table:formula="of:=ROUNDUP([.L4]/[.O4];0)" office:value-type="float" office:value="100" calcext:value-type="float">
            <text:p>100</text:p>
          </table:table-cell>
          <table:table-cell table:style-name="ce69" table:formula="of:=[.O4]/10" office:value-type="float" office:value="0.502056478468705" calcext:value-type="float">
            <text:p>0.50</text:p>
          </table:table-cell>
          <table:table-cell table:style-name="ce54" table:formula="of:=ROUNDUP([.J4]/[.Q4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4]+[.S4]&lt;[.L4];[.AB4]+[.S4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4]+[.U4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4]/CONVERT(1000;&quot;ft&quot;;&quot;m&quot;)/([.V4]-[.T4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4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4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4]/(PI()*[.AC4]*([.Z4]-[.AA4])))/86400" office:value-type="float" office:value="0.000627570598085881" calcext:value-type="float">
            <text:p>6.28E-04</text:p>
          </table:table-cell>
          <table:table-cell table:style-name="ce54" table:formula="of:=AVERAGE([.AA4];[.Z4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4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Graver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5]+[.F5]" office:value-type="float" office:value="40" calcext:value-type="float">
            <text:p>40</text:p>
          </table:table-cell>
          <table:table-cell table:style-name="ce54" table:formula="of:=[.F5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5]*[.AD5]" office:value-type="float" office:value="5.02056478468705" calcext:value-type="float">
            <text:p>5.02</text:p>
          </table:table-cell>
          <table:table-cell table:style-name="ce54" table:formula="of:=ROUNDUP([.L5]/[.O5];0)" office:value-type="float" office:value="100" calcext:value-type="float">
            <text:p>100</text:p>
          </table:table-cell>
          <table:table-cell table:style-name="ce69" table:formula="of:=[.O5]/10" office:value-type="float" office:value="0.502056478468705" calcext:value-type="float">
            <text:p>0.50</text:p>
          </table:table-cell>
          <table:table-cell table:style-name="ce54" table:formula="of:=ROUNDUP([.J5]/[.Q5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5]+[.S5]&lt;[.L5];[.AB5]+[.S5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5]+[.U5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5]/CONVERT(1000;&quot;ft&quot;;&quot;m&quot;)/([.V5]-[.T5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5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5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5]/(PI()*[.AC5]*([.Z5]-[.AA5])))/86400" office:value-type="float" office:value="0.000627570598085881" calcext:value-type="float">
            <text:p>6.28E-04</text:p>
          </table:table-cell>
          <table:table-cell table:style-name="ce54" table:formula="of:=AVERAGE([.AA5];[.Z5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5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CoarseSand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6]+[.F6]" office:value-type="float" office:value="40" calcext:value-type="float">
            <text:p>40</text:p>
          </table:table-cell>
          <table:table-cell table:style-name="ce54" table:formula="of:=[.F6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6]*[.AD6]" office:value-type="float" office:value="5.02056478468705" calcext:value-type="float">
            <text:p>5.02</text:p>
          </table:table-cell>
          <table:table-cell table:style-name="ce54" table:formula="of:=ROUNDUP([.L6]/[.O6];0)" office:value-type="float" office:value="100" calcext:value-type="float">
            <text:p>100</text:p>
          </table:table-cell>
          <table:table-cell table:style-name="ce69" table:formula="of:=[.O6]/10" office:value-type="float" office:value="0.502056478468705" calcext:value-type="float">
            <text:p>0.50</text:p>
          </table:table-cell>
          <table:table-cell table:style-name="ce54" table:formula="of:=ROUNDUP([.J6]/[.Q6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6]+[.S6]&lt;[.L6];[.AB6]+[.S6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6]+[.U6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6]/CONVERT(1000;&quot;ft&quot;;&quot;m&quot;)/([.V6]-[.T6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6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6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6]/(PI()*[.AC6]*([.Z6]-[.AA6])))/86400" office:value-type="float" office:value="0.000627570598085881" calcext:value-type="float">
            <text:p>6.28E-04</text:p>
          </table:table-cell>
          <table:table-cell table:style-name="ce54" table:formula="of:=AVERAGE([.AA6];[.Z6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6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7]+[.F7]" office:value-type="float" office:value="40" calcext:value-type="float">
            <text:p>40</text:p>
          </table:table-cell>
          <table:table-cell table:style-name="ce54" table:formula="of:=[.F7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7]*[.AD7]" office:value-type="float" office:value="5.02056478468705" calcext:value-type="float">
            <text:p>5.02</text:p>
          </table:table-cell>
          <table:table-cell table:style-name="ce54" table:formula="of:=ROUNDUP([.L7]/[.O7];0)" office:value-type="float" office:value="100" calcext:value-type="float">
            <text:p>100</text:p>
          </table:table-cell>
          <table:table-cell table:style-name="ce69" table:formula="of:=[.O7]/10" office:value-type="float" office:value="0.502056478468705" calcext:value-type="float">
            <text:p>0.50</text:p>
          </table:table-cell>
          <table:table-cell table:style-name="ce54" table:formula="of:=ROUNDUP([.J7]/[.Q7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7]+[.S7]&lt;[.L7];[.AB7]+[.S7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7]+[.U7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7]/CONVERT(1000;&quot;ft&quot;;&quot;m&quot;)/([.V7]-[.T7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7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7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7]/(PI()*[.AC7]*([.Z7]-[.AA7])))/86400" office:value-type="float" office:value="0.000627570598085881" calcext:value-type="float">
            <text:p>6.28E-04</text:p>
          </table:table-cell>
          <table:table-cell table:style-name="ce54" table:formula="of:=AVERAGE([.AA7];[.Z7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7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ayered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8]+[.F8]" office:value-type="float" office:value="20" calcext:value-type="float">
            <text:p>20</text:p>
          </table:table-cell>
          <table:table-cell table:style-name="ce55" table:formula="of:=[.F8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8]*[.AD8]" office:value-type="float" office:value="2.0078574996547" calcext:value-type="float">
            <text:p>2.01</text:p>
          </table:table-cell>
          <table:table-cell table:style-name="ce71" table:formula="of:=ROUNDUP([.L8]/[.O8];0)" office:value-type="float" office:value="100" calcext:value-type="float">
            <text:p>100</text:p>
          </table:table-cell>
          <table:table-cell table:style-name="ce70" table:formula="of:=[.O8]/10" office:value-type="float" office:value="0.20078574996547" calcext:value-type="float">
            <text:p>0.20</text:p>
          </table:table-cell>
          <table:table-cell table:style-name="ce71" table:formula="of:=ROUNDUP([.J8]/[.Q8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8]+[.S8]&lt;[.L8];[.AB8]+[.S8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8]+[.U8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8]/CONVERT(1000;&quot;ft&quot;;&quot;m&quot;)/([.V8]-[.T8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8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8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8]/(PI()*[.AC8]*([.Z8]-[.AA8])))/86400" office:value-type="float" office:value="0.0000267714333287293" calcext:value-type="float">
            <text:p>2.68E-05</text:p>
          </table:table-cell>
          <table:table-cell table:style-name="ce55" table:formula="of:=AVERAGE([.AA8];[.Z8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8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ayered_Domestic_2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9]+[.F9]" office:value-type="float" office:value="20" calcext:value-type="float">
            <text:p>20</text:p>
          </table:table-cell>
          <table:table-cell table:style-name="ce55" table:formula="of:=[.F9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9]*[.AD9]" office:value-type="float" office:value="2.0078574996547" calcext:value-type="float">
            <text:p>2.01</text:p>
          </table:table-cell>
          <table:table-cell table:style-name="ce71" table:formula="of:=ROUNDUP([.L9]/[.O9];0)" office:value-type="float" office:value="100" calcext:value-type="float">
            <text:p>100</text:p>
          </table:table-cell>
          <table:table-cell table:style-name="ce70" table:formula="of:=[.O9]/10" office:value-type="float" office:value="0.20078574996547" calcext:value-type="float">
            <text:p>0.20</text:p>
          </table:table-cell>
          <table:table-cell table:style-name="ce71" table:formula="of:=ROUNDUP([.J9]/[.Q9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9]+[.S9]&lt;[.L9];[.AB9]+[.S9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9]+[.U9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9]/CONVERT(1000;&quot;ft&quot;;&quot;m&quot;)/([.V9]-[.T9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9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9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9]/(PI()*[.AC9]*([.Z9]-[.AA9])))/86400" office:value-type="float" office:value="0.0000267714333287293" calcext:value-type="float">
            <text:p>2.68E-05</text:p>
          </table:table-cell>
          <table:table-cell table:style-name="ce55" table:formula="of:=AVERAGE([.AA9];[.Z9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9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Gravel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0]+[.F10]" office:value-type="float" office:value="20" calcext:value-type="float">
            <text:p>20</text:p>
          </table:table-cell>
          <table:table-cell table:style-name="ce55" table:formula="of:=[.F10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0]*[.AD10]" office:value-type="float" office:value="2.0078574996547" calcext:value-type="float">
            <text:p>2.01</text:p>
          </table:table-cell>
          <table:table-cell table:style-name="ce71" table:formula="of:=ROUNDUP([.L10]/[.O10];0)" office:value-type="float" office:value="100" calcext:value-type="float">
            <text:p>100</text:p>
          </table:table-cell>
          <table:table-cell table:style-name="ce70" table:formula="of:=[.O10]/10" office:value-type="float" office:value="0.20078574996547" calcext:value-type="float">
            <text:p>0.20</text:p>
          </table:table-cell>
          <table:table-cell table:style-name="ce71" table:formula="of:=ROUNDUP([.J10]/[.Q10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10]+[.S10]&lt;[.L10];[.AB10]+[.S10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10]+[.U10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10]/CONVERT(1000;&quot;ft&quot;;&quot;m&quot;)/([.V10]-[.T10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0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0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10]/(PI()*[.AC10]*([.Z10]-[.AA10])))/86400" office:value-type="float" office:value="0.0000267714333287293" calcext:value-type="float">
            <text:p>2.68E-05</text:p>
          </table:table-cell>
          <table:table-cell table:style-name="ce55" table:formula="of:=AVERAGE([.AA10];[.Z10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10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CoarseSand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1]+[.F11]" office:value-type="float" office:value="20" calcext:value-type="float">
            <text:p>20</text:p>
          </table:table-cell>
          <table:table-cell table:style-name="ce55" table:formula="of:=[.F11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1]*[.AD11]" office:value-type="float" office:value="2.0078574996547" calcext:value-type="float">
            <text:p>2.01</text:p>
          </table:table-cell>
          <table:table-cell table:style-name="ce71" table:formula="of:=ROUNDUP([.L11]/[.O11];0)" office:value-type="float" office:value="100" calcext:value-type="float">
            <text:p>100</text:p>
          </table:table-cell>
          <table:table-cell table:style-name="ce70" table:formula="of:=[.O11]/10" office:value-type="float" office:value="0.20078574996547" calcext:value-type="float">
            <text:p>0.20</text:p>
          </table:table-cell>
          <table:table-cell table:style-name="ce71" table:formula="of:=ROUNDUP([.J11]/[.Q11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11]+[.S11]&lt;[.L11];[.AB11]+[.S11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11]+[.U11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11]/CONVERT(1000;&quot;ft&quot;;&quot;m&quot;)/([.V11]-[.T11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1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1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11]/(PI()*[.AC11]*([.Z11]-[.AA11])))/86400" office:value-type="float" office:value="0.0000267714333287293" calcext:value-type="float">
            <text:p>2.68E-05</text:p>
          </table:table-cell>
          <table:table-cell table:style-name="ce55" table:formula="of:=AVERAGE([.AA11];[.Z11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11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2]+[.F12]" office:value-type="float" office:value="20" calcext:value-type="float">
            <text:p>20</text:p>
          </table:table-cell>
          <table:table-cell table:style-name="ce55" table:formula="of:=[.F12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2]*[.AD12]" office:value-type="float" office:value="2.0078574996547" calcext:value-type="float">
            <text:p>2.01</text:p>
          </table:table-cell>
          <table:table-cell table:style-name="ce71" table:formula="of:=ROUNDUP([.L12]/[.O12];0)" office:value-type="float" office:value="100" calcext:value-type="float">
            <text:p>100</text:p>
          </table:table-cell>
          <table:table-cell table:style-name="ce70" table:formula="of:=[.O12]/10" office:value-type="float" office:value="0.20078574996547" calcext:value-type="float">
            <text:p>0.20</text:p>
          </table:table-cell>
          <table:table-cell table:style-name="ce71" table:formula="of:=ROUNDUP([.J12]/[.Q12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12]+[.S12]&lt;[.L12];[.AB12]+[.S12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12]+[.U12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12]/CONVERT(1000;&quot;ft&quot;;&quot;m&quot;)/([.V12]-[.T12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2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2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12]/(PI()*[.AC12]*([.Z12]-[.AA12])))/86400" office:value-type="float" office:value="0.0000267714333287293" calcext:value-type="float">
            <text:p>2.68E-05</text:p>
          </table:table-cell>
          <table:table-cell table:style-name="ce55" table:formula="of:=AVERAGE([.AA12];[.Z12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12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3" table:number-rows-repeated="2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5" table:number-rows-repeated="1048558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37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High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2.89131479950277" calcext:value-type="float">
            <text:p>2.89131479950277</text:p>
          </table:table-cell>
          <table:table-cell office:value-type="float" office:value="70" calcext:value-type="float">
            <text:p>70</text:p>
          </table:table-cell>
          <table:table-cell office:value-type="float" office:value="0.289131479950277" calcext:value-type="float">
            <text:p>0.2891314799502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223097112860892" calcext:value-type="float">
            <text:p>0.000223097112861</text:p>
          </table:table-cell>
          <table:table-cell office:value-type="float" office:value="21.8" calcext:value-type="float">
            <text:p>21.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669285833218233" calcext:value-type="float">
            <text:p>6.69285833218233E-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2:35:36.340626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3:41:38.993556809</dc:date>
    <dc:creator>Edwin Saavedra C</dc:creator>
    <meta:editing-duration>PT1H59M45S</meta:editing-duration>
    <meta:editing-cycles>29</meta:editing-cycles>
    <meta:generator>LibreOffice/6.0.7.3$Linux_X86_64 LibreOffice_project/00m0$Build-3</meta:generator>
    <meta:document-statistic meta:table-count="3" meta:cell-count="524" meta:object-count="0"/>
  </office:meta>
</office:document-meta>
</file>